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56000003004E901580BF2794C4.png" manifest:media-type="image/png"/>
  <manifest:file-entry manifest:full-path="Pictures/100000000000055600000300742C2112012209D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9.557cm" draw:z-index="0"><draw:image xlink:href="Pictures/100000000000055600000300742C2112012209DB.png" xlink:type="simple" xlink:show="embed" xlink:actuate="onLoad"/></draw:frame></text:p>
      <text:p text:style-name="Standard"><draw:frame draw:style-name="fr1" draw:name="Image2" text:anchor-type="paragraph" svg:width="17cm" svg:height="9.557cm" draw:z-index="1"><draw:image xlink:href="Pictures/1000000000000556000003004E901580BF2794C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30T15:52:11.612173201</meta:creation-date>
    <dc:date>2022-05-30T15:54:38.227012637</dc:date>
    <meta:editing-duration>PT2M27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